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T1" style:family="text">
      <style:text-properties fo:font-weight="bold"/>
    </style:style>
    <style:style style:name="T2" style:family="text">
      <style:text-properties style:font-name="Arial" fo:font-weight="normal" style:font-weight-asian="normal" style:font-weight-complex="normal"/>
    </style:style>
    <style:style style:name="T3"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he contents of Figure 1 is good, but the image is very dark so it is</text:p>
      <text:p text:style-name="P1">hard to look at, compared to the same figure on the project website. The</text:p>
      <text:p text:style-name="P1">author should make the image more recognizable.</text:p>
      <text:p text:style-name="P1"/>
      <text:p text:style-name="P2">I have enhanced the image with unsharp mask, and increased the contrast. The image used was in fact the same file as that on the project website so I have attached both the original file and the enhanced file separately from the manuscript (in addition to embedding the enhanced image in the manuscript document) in case it is something strange that OpenOffice is doing.</text:p>
      <text:p text:style-name="P1"/>
      <text:p text:style-name="P1"/>
      <text:p text:style-name="P1">- Quality control: It was a bit hard to understand. Does this mean that</text:p>
      <text:p text:style-name="P1">AvoPlot works as expected in GNU/Linux and Windows? If so, please state it</text:p>
      <text:p text:style-name="P1">explicitly.</text:p>
      <text:p text:style-name="P1"/>
      <text:p text:style-name="P2">I have changed the Quality Control section of the manuscript to clearly state that AvoPlot works as expected on both Linux and Windows</text:p>
      <text:p text:style-name="P1"/>
      <text:p text:style-name="P1">- The documentation says "Open the AvoPlot program.", but at least in</text:p>
      <text:p text:style-name="P1">Windows, there is no shortcut to the AvoPlot so one has to run AvoPlot.py.</text:p>
      <text:p text:style-name="P1">An inexperienced user might not be able to figure this out, expecting a</text:p>
      <text:p text:style-name="P1">shortcut to be generated automatically, so the author should explicitly</text:p>
      <text:p text:style-name="P1">state how to run the software.</text:p>
      <text:p text:style-name="P1"/>
      <text:p text:style-name="P2">I have updated the documentation to give clearer instructions on how to open the program. See <text:a xlink:type="simple" xlink:href="http://avoplot.googlecode.com/svn/trunk/doc/build/html/a_first_plot.html">http://avoplot.googlecode.com/svn/trunk/doc/build/html/a_first_plot.html</text:a> for the changes. </text:p>
      <text:p text:style-name="P1"/>
      <text:p text:style-name="P1">- Please describe the support mechanisms for AvoPlot</text:p>
      <text:p text:style-name="P1"/>
      <text:p text:style-name="P2">I have added a Support section to the manuscript, and also to the front page of the project's webpage (<text:a xlink:type="simple" xlink:href="http://code.google.com/p/avoplot/">http://code.google.com/p/avoplot/</text:a>).</text:p>
      <text:p text:style-name="P1"/>
      <text:p text:style-name="P1">- I only tested it in Windows 8 64bit with Anaconda Python distribution. I</text:p>
      <text:p text:style-name="P1">get the following error upon running AvoPlot:</text:p>
      <text:p text:style-name="P1"/>
      <text:p text:style-name="P1">Traceback (most recent call last):</text:p>
      <text:p text:style-name="P1"><text:s/>File "C:\Anaconda\lib\site-packages\avoplot\gui\artwork.py", line 61, in</text:p>
      <text:p text:style-name="P1">CreateBitmap</text:p>
      <text:p text:style-name="P1"><text:s text:c="3"/>avail_size = self._get_nearest_avail_size(sizerq.width)</text:p>
      <text:p text:style-name="P1"><text:s/>File "C:\Anaconda\lib\site-packages\avoplot\gui\artwork.py", line 41, in</text:p>
      <text:p text:style-name="P1">_get_nearest_avail_size</text:p>
      <text:p text:style-name="P1"><text:s text:c="3"/>return self.avail_sizes[numpy.argmin(numpy.abs(self.avail_sizes-s))]</text:p>
      <text:p text:style-name="P1"><text:s/>File "C:\Anaconda\lib\site-packages\numpy\core\fromnumeric.py", line 755,</text:p>
      <text:p text:style-name="P1">in argmin</text:p>
      <text:p text:style-name="P1"><text:s text:c="3"/>return argmin(axis)</text:p>
      <text:p text:style-name="P1">ValueError: attempt to get argmin of an empty sequence</text:p>
      <text:p text:style-name="P1"/>
      <text:p text:style-name="P1">And then when I try to open the spectrum_data.txt from the example</text:p>
      <text:p text:style-name="P1">directory, I again have gotten a lot of errors. The author should make sure</text:p>
      <text:p text:style-name="P1">the software runs.</text:p>
      <text:p text:style-name="P1"/>
      <text:p text:style-name="Standard"><text:soft-page-break/><text:span text:style-name="T2">I managed to borrow a 64bit Windows 8 machine. Using Anaconda 1.7.0 (64bit), wxPython 2.8.12.1 (unicode, 64bit) and the AvoPlot 13.07 source distribution from </text:span><text:a xlink:type="simple" xlink:href="http://dx.doi.org/10.6084/m9.figshare.757683">http://dx.doi.org/10.6084/m9.figshare.757683</text:a> <text:span text:style-name="T3">I was unable to reproduce this error. The examples execute as expected.</text:span></text:p>
      <text:p text:style-name="P2"/>
      <text:p text:style-name="P2">The error is due to the program being unable to locate the icon files it needs. This could either be caused by the icon files not being installed correctly, or by the setup.py script getting the path to the icons incorrect when it creates the build_info.py file. A more complete description of what the er</text:p>
      <text:p text:style-name="P1"/>
      <text:p text:style-name="P1"/>
      <text:p text:style-name="P1"><text:s/>- The author said pretty much the same thing twice in the last paragraph of</text:p>
      <text:p text:style-name="P1">this section - the first sentence and the last sentence. </text:p>
      <text:p text:style-name="P1"/>
      <text:p text:style-name="P2">I have re-worded this paragraph to remove the repe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al Peters</meta:initial-creator>
    <meta:creation-date>2013-09-26T16:17:25</meta:creation-date>
    <dc:date>2013-09-27T10:42:48</dc:date>
    <dc:creator>Nial Peters</dc:creator>
    <meta:editing-duration>PT23M33S</meta:editing-duration>
    <meta:editing-cycles>2</meta:editing-cycles>
    <meta:generator>LibreOffice/3.4$Unix LibreOffice_project/340m1$Build-1206</meta:generator>
    <meta:document-statistic meta:table-count="0" meta:image-count="0" meta:object-count="0" meta:page-count="2" meta:paragraph-count="37" meta:word-count="471" meta:character-count="3090" meta:non-whitespace-character-count="2641"/>
  </office:meta>
</office:document-meta>
</file>